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b76d" officeooo:paragraph-rsid="000ab7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:</text:p>
      <text:p text:style-name="P1"/>
      <text:p text:style-name="P1">The program generates four arrival time files that follow a Poisson process, which the user can verify on the current directory (File names: arr0.data, arr1.data, arr2.data, arr3.data). These files are arrange base on lambda (i.e. arr0 – 0.50, arr1 – 0.55, arr2 – 0.60, arr3 – 0.65). The program also generates four service time files that can also be seen on the current directory (File names: det.data, exp.data, hyp.data, corr.data). The values that are generated are based on the specification given in the assignment.</text:p>
      <text:p text:style-name="P1"/>
      <text:p text:style-name="P1">How to compile the program:</text:p>
      <text:p text:style-name="P1"><text:tab/>cc -o main ssq2.c arrTimeGen.c srvTimeGen.c rvg.c -lm</text:p>
      <text:p text:style-name="P1"><text:s/></text:p>
      <text:p text:style-name="P1">How to run it:</text:p>
      <text:p text:style-name="P1"><text:tab/>./mai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1:14:25.216935604</meta:creation-date>
    <dc:date>2017-10-19T11:25:04.867911287</dc:date>
    <meta:editing-duration>PT10M41S</meta:editing-duration>
    <meta:editing-cycles>1</meta:editing-cycles>
    <meta:document-statistic meta:table-count="0" meta:image-count="0" meta:object-count="0" meta:page-count="1" meta:paragraph-count="7" meta:word-count="100" meta:character-count="637" meta:non-whitespace-character-count="536"/>
    <meta:generator>LibreOffice/5.3.7.1$Linux_X86_64 LibreOffice_project/30$Build-1</meta:generator>
  </office:meta>
</office:document-meta>
</file>